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size="6pt" style:font-size-asian="5.25pt" style:font-size-complex="6pt"/>
    </style:style>
    <style:style style:name="P2" style:family="paragraph" style:parent-style-name="Horizontal_20_Line">
      <style:text-properties style:font-size-asian="5.25pt"/>
    </style:style>
    <style:style style:name="P3" style:family="paragraph" style:parent-style-name="Heading_20_1">
      <style:text-properties fo:font-size="6pt" style:font-size-asian="5.25pt" style:font-size-complex="6pt"/>
    </style:style>
    <style:style style:name="P4" style:family="paragraph" style:parent-style-name="Heading_20_3">
      <style:text-properties fo:font-size="6pt" style:font-size-asian="5.25pt" style:font-size-complex="6pt"/>
    </style:style>
    <style:style style:name="P5" style:family="paragraph" style:parent-style-name="Preformatted_20_Text">
      <style:paragraph-properties fo:margin-left="0in" fo:margin-right="0in" fo:text-indent="0in" style:auto-text-indent="false" style:writing-mode="lr-tb"/>
      <style:text-properties fo:font-size="6pt" style:font-size-asian="5.25pt" style:font-size-complex="6pt"/>
    </style:style>
    <style:style style:name="P6" style:family="paragraph" style:parent-style-name="Preformatted_20_Text">
      <style:paragraph-properties style:writing-mode="lr-tb"/>
      <style:text-properties fo:font-size="6pt" style:font-size-asian="5.25pt" style:font-size-complex="6pt"/>
    </style:style>
    <style:style style:name="P7" style:family="paragraph" style:parent-style-name="Preformatted_20_Text">
      <style:paragraph-properties fo:margin-top="0in" fo:margin-bottom="0.1965in" style:contextual-spacing="false" style:writing-mode="lr-tb"/>
      <style:text-properties fo:font-size="6pt" style:font-size-asian="5.25pt" style:font-size-complex="6pt"/>
    </style:style>
    <style:style style:name="P8" style:family="paragraph" style:parent-style-name="Heading_20_2">
      <style:text-properties fo:font-size="6pt" style:font-size-asian="5.25pt" style:font-size-complex="6pt"/>
    </style:style>
    <style:style style:name="P9" style:family="paragraph" style:parent-style-name="Standard">
      <style:text-properties fo:font-size="6pt" style:font-size-asian="5.25pt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solutely — here is your <text:span text:style-name="Strong_20_Emphasis">complete, professional, investor-ready folder structure</text:span>, fully written and ready for export.<text:line-break/>This will match what real startups hand to venture capital firms, accelerators, and strategic partners.</text:p>
      <text:p text:style-name="P1">I will generate <text:span text:style-name="Strong_20_Emphasis">EVERY FILE</text:span> in the folder — all formatted, all complete, all consistent with RoboChef’s vision and your patent framework.</text:p>
      <text:p text:style-name="P2"/>
      <text:h text:style-name="P3" text:outline-level="1">📁 <text:span text:style-name="Strong_20_Emphasis">ROBOCHEF — FULL INVESTOR FOLDER (VERSION 1.0)</text:span></text:h>
      <text:h text:style-name="P4" text:outline-level="3"><text:span text:style-name="Emphasis">Prepared for Founder: Meir Niv</text:span></text:h>
      <text:p text:style-name="P1">Below is the master folder structure.<text:line-break/>Each document will be delivered <text:span text:style-name="Strong_20_Emphasis">one by one</text:span>, fully written, when you say <text:span text:style-name="Strong_20_Emphasis">“Proceed with File X.”</text:span></text:p>
      <text:p text:style-name="P2"/>
      <text:h text:style-name="P3" text:outline-level="1">📂 <text:span text:style-name="Strong_20_Emphasis">Folder Structure Overview</text:span></text:h>
      <text:p text:style-name="P5"><text:span text:style-name="Source_20_Text">RoboChef-Investor-Folder/</text:span></text:p>
      <text:p text:style-name="P6"><text:span text:style-name="Source_20_Text">│</text:span></text:p>
      <text:p text:style-name="P6"><text:span text:style-name="Source_20_Text">├── 1. Investor Teaser (1-page)</text:span></text:p>
      <text:p text:style-name="P6"><text:span text:style-name="Source_20_Text">├── 2. Executive Summary (2-page)</text:span></text:p>
      <text:p text:style-name="P6"><text:span text:style-name="Source_20_Text">├── 3. Pitch Deck (15 slides)</text:span></text:p>
      <text:p text:style-name="P6"><text:span text:style-name="Source_20_Text">├── 4. Full Business Plan</text:span></text:p>
      <text:p text:style-name="P6"><text:span text:style-name="Source_20_Text">│ <text:s text:c="5"/>├── Part 1 — Executive Overview</text:span></text:p>
      <text:p text:style-name="P6"><text:span text:style-name="Source_20_Text">│ <text:s text:c="5"/>├── Part 2 — Product/System Description</text:span></text:p>
      <text:p text:style-name="P6"><text:span text:style-name="Source_20_Text">│ <text:s text:c="5"/>├── Part 3 — Market Analysis</text:span></text:p>
      <text:p text:style-name="P6"><text:span text:style-name="Source_20_Text">│ <text:s text:c="5"/>├── Part 4 — Competitive Landscape</text:span></text:p>
      <text:p text:style-name="P6"><text:span text:style-name="Source_20_Text">│ <text:s text:c="5"/>├── Part 5 — GTM Strategy</text:span></text:p>
      <text:p text:style-name="P6"><text:span text:style-name="Source_20_Text">│ <text:s text:c="5"/>├── Part 6 — Technical Architecture</text:span></text:p>
      <text:p text:style-name="P6"><text:span text:style-name="Source_20_Text">│ <text:s text:c="5"/>├── Part 7 — Operations &amp; Manufacturing</text:span></text:p>
      <text:p text:style-name="P6"><text:span text:style-name="Source_20_Text">│ <text:s text:c="5"/>├── Part 8 — Financial Model</text:span></text:p>
      <text:p text:style-name="P6"><text:span text:style-name="Source_20_Text">│ <text:s text:c="5"/>├── Part 9 — Risk &amp; Mitigation</text:span></text:p>
      <text:p text:style-name="P6"><text:span text:style-name="Source_20_Text">│</text:span></text:p>
      <text:p text:style-name="P6"><text:span text:style-name="Source_20_Text">├── 5. Patent Summary (Non-confidential)</text:span></text:p>
      <text:p text:style-name="P6"><text:span text:style-name="Source_20_Text">├── 6. Patent Full Draft (Confidential)</text:span></text:p>
      <text:p text:style-name="P6"><text:span text:style-name="Source_20_Text">│</text:span></text:p>
      <text:p text:style-name="P6"><text:span text:style-name="Source_20_Text">├── 7. Legal/IP Playbook</text:span></text:p>
      <text:p text:style-name="P6"><text:span text:style-name="Source_20_Text">│ <text:s text:c="5"/>├── Patent Strategy</text:span></text:p>
      <text:p text:style-name="P6"><text:span text:style-name="Source_20_Text">│ <text:s text:c="5"/>├── Trademark Strategy</text:span></text:p>
      <text:p text:style-name="P6"><text:span text:style-name="Source_20_Text">│ <text:s text:c="5"/>├── Licensing Strategy (AEC vendors)</text:span></text:p>
      <text:p text:style-name="P6"><text:span text:style-name="Source_20_Text">│ <text:s text:c="5"/>├── Regulatory Compliance Plan</text:span></text:p>
      <text:p text:style-name="P6"><text:span text:style-name="Source_20_Text">│</text:span></text:p>
      <text:p text:style-name="P6"><text:span text:style-name="Source_20_Text">├── 8. Technical Whitepaper</text:span></text:p>
      <text:p text:style-name="P6"><text:span text:style-name="Source_20_Text">│</text:span></text:p>
      <text:p text:style-name="P6"><text:span text:style-name="Source_20_Text">├── 9. Product Roadmap (2025–2029)</text:span></text:p>
      <text:p text:style-name="P6"><text:span text:style-name="Source_20_Text">│</text:span></text:p>
      <text:p text:style-name="P6"><text:span text:style-name="Source_20_Text">├── 10. Financial Forecast Model (5-year)</text:span></text:p>
      <text:p text:style-name="P6"><text:span text:style-name="Source_20_Text">│</text:span></text:p>
      <text:p text:style-name="P6"><text:span text:style-name="Source_20_Text">├── 11. Founder Letter (From Meir Niv to Investors)</text:span></text:p>
      <text:p text:style-name="P6"><text:span text:style-name="Source_20_Text">│</text:span></text:p>
      <text:p text:style-name="P7"><text:span text:style-name="Source_20_Text">└── 12. Data Room Checklist (for VC due diligence)</text:span></text:p>
      <text:p text:style-name="P2"/>
      <text:h text:style-name="P3" text:outline-level="1">✅ <text:span text:style-name="Strong_20_Emphasis">Everything Below Is Ready to Generate</text:span></text:h>
      <text:p text:style-name="P1">Just say:</text:p>
      <text:h text:style-name="P4" text:outline-level="3"><text:span text:style-name="Strong_20_Emphasis">“Proceed with File 1”</text:span></text:h>
      <text:p text:style-name="P1">or</text:p>
      <text:h text:style-name="P4" text:outline-level="3"><text:span text:style-name="Strong_20_Emphasis">“Proceed with Files 1–3”</text:span></text:h>
      <text:p text:style-name="P1">or</text:p>
      <text:h text:style-name="P4" text:outline-level="3"><text:span text:style-name="Strong_20_Emphasis">“Generate the entire folder now.”</text:span></text:h>
      <text:p text:style-name="P1">You can choose <text:span text:style-name="Strong_20_Emphasis">slow sequential output (best for editing)</text:span><text:line-break/>or<text:line-break/><text:span text:style-name="Strong_20_Emphasis">One-shot full download version</text:span> (best if you want to export to PDF).</text:p>
      <text:p text:style-name="P2"/>
      <text:h text:style-name="P3" text:outline-level="1">📌 RECOMMENDATION FROM ME</text:h>
      <text:p text:style-name="P1">Because these are long documents, the best flow is:</text:p>
      <text:h text:style-name="P4" text:outline-level="3"><text:soft-page-break/><text:span text:style-name="Strong_20_Emphasis">Phase A — Generate the documents one-by-one (recommended)</text:span></text:h>
      <text:p text:style-name="P1">You can review each file and save into your Git Private Repository.</text:p>
      <text:h text:style-name="P4" text:outline-level="3"><text:span text:style-name="Strong_20_Emphasis">Phase B — After all files are generated, I can produce a ZIP-style combined version.</text:span></text:h>
      <text:p text:style-name="P2"/>
      <text:h text:style-name="P3" text:outline-level="1">🎯 What’s Included That VCs Expect</text:h>
      <text:p text:style-name="P1">This investor folder contains:</text:p>
      <text:p text:style-name="P1">✔ A 1-page teaser<text:line-break/>✔ A 2-page executive summary<text:line-break/>✔ A Silicon Valley–style pitch deck<text:line-break/>✔ A 30–50 page business plan<text:line-break/>✔ Patent documents (public + confidential versions)<text:line-break/>✔ Legal IP and regulatory roadmaps<text:line-break/>✔ Operational + manufacturing strategy<text:line-break/>✔ Financial projections<text:line-break/>✔ A whitepaper for technical investors<text:line-break/>✔ Product roadmap<text:line-break/>✔ Founder letter<text:line-break/>✔ Data-room checklist</text:p>
      <text:p text:style-name="P1">This is the <text:span text:style-name="Strong_20_Emphasis">exact package</text:span> founders present when raising a $1–3M seed round.</text:p>
      <text:p text:style-name="P2"/>
      <text:h text:style-name="P3" text:outline-level="1">⭐ You Tell Me the Pace</text:h>
      <text:p text:style-name="P1">How would you like to proceed?</text:p>
      <text:h text:style-name="P4" text:outline-level="3">Option A — One at a time</text:h>
      <text:p text:style-name="P1">“<text:span text:style-name="Strong_20_Emphasis">Proceed with File 1</text:span>”</text:p>
      <text:h text:style-name="P4" text:outline-level="3">Option B — Generate the first 3 files now</text:h>
      <text:p text:style-name="P1">Teaser + Executive Summary + Pitch Deck</text:p>
      <text:h text:style-name="P4" text:outline-level="3">Option C — Generate everything in one long message</text:h>
      <text:p text:style-name="P1">(May be too long, but possible)</text:p>
      <text:h text:style-name="P4" text:outline-level="3">Option D — Generate grouped bundles</text:h>
      <text:p text:style-name="P1">(e.g., “Generate all business plan parts”)</text:p>
      <text:p text:style-name="P2"/>
      <text:h text:style-name="P8" text:outline-level="2">✔ I am ready when you are</text:h>
      <text:p text:style-name="P1">Just tell me which file to generate first.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7T01:51:59.192382900</meta:creation-date>
    <dc:date>2025-11-17T01:52:45.977016100</dc:date>
    <meta:editing-duration>PT47S</meta:editing-duration>
    <meta:editing-cycles>1</meta:editing-cycles>
    <meta:document-statistic meta:table-count="0" meta:image-count="0" meta:object-count="0" meta:page-count="2" meta:paragraph-count="69" meta:word-count="497" meta:character-count="2974" meta:non-whitespace-character-count="2468"/>
    <meta:generator>LibreOffice/25.8.2.2$Windows_X86_64 LibreOffice_project/d401f2107ccab8f924a8e2df40f573aab7605b6f</meta:generator>
  </office:meta>
</office:document-meta>
</file>